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2.7228in"/>
    </style:style>
    <style:style style:name="co3" style:family="table-column">
      <style:table-column-properties fo:break-before="auto" style:column-width="1.7508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2.3902in"/>
    </style:style>
    <style:style style:name="co6" style:family="table-column">
      <style:table-column-properties fo:break-before="auto" style:column-width="2.0366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2.14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2b2b2" fo:wrap-option="wrap" style:vertical-align="middle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7" style:family="table-cell" style:parent-style-name="Default">
      <style:table-cell-properties fo:background-color="#b2b2b2" style:vertical-align="middle"/>
    </style:style>
    <style:style style:name="ce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licheeduino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2"/>
        <table:table-column table:style-name="co5" table:default-cell-style-name="ce8"/>
        <table:table-column table:style-name="co6" table:default-cell-style-name="ce6"/>
        <table:table-column table:style-name="co7" table:default-cell-style-name="ce8"/>
        <table:table-column table:style-name="co8" table:default-cell-style-name="ce8"/>
        <table:table-column table:style-name="co9" table:number-columns-repeated="1016" table:default-cell-style-name="ce8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References</text:p>
          </table:table-cell>
          <table:table-cell table:style-name="ce5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7" office:value-type="string" calcext:value-type="string">
            <text:p>Manufacturer</text:p>
          </table:table-cell>
          <table:table-cell table:style-name="ce5" office:value-type="string" calcext:value-type="string">
            <text:p>PartNumber</text:p>
          </table:table-cell>
          <table:table-cell table:style-name="ce7" office:value-type="string" calcext:value-type="string">
            <text:p>Supplier</text:p>
          </table:table-cell>
          <table:table-cell table:style-name="ce7" office:value-type="string" calcext:value-type="string">
            <text:p>SupplierPartNumber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 C5</text:p>
          </table:table-cell>
          <table:table-cell office:value-type="string" calcext:value-type="string">
            <text:p>30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JRNPO9BN30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11-3357-1-ND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1 C2 C13 C14 C15 C18 C19 C21 C22 C23 C25 C26</text:p>
          </table:table-cell>
          <table:table-cell office:value-type="string" calcext:value-type="string">
            <text:p>0.1u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B104KB8NNNL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276-CL10B104KB8NNNLCT-ND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8 C9 C10 C11 C12 C16 C17 C20 C24</text:p>
          </table:table-cell>
          <table:table-cell office:value-type="string" calcext:value-type="string">
            <text:p>1u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B105KA8NFNC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276-1942-1-ND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 C7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CERA AVX</text:p>
          </table:table-cell>
          <table:table-cell office:value-type="string" calcext:value-type="string">
            <text:p>TAJA106K016SNJ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78-8875-1-ND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47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th Elektronik</text:p>
          </table:table-cell>
          <table:table-cell office:value-type="float" office:value="875105344006" calcext:value-type="float">
            <text:p>875105344006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732-6421-1-ND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SS16U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C Diode Solutions</text:p>
          </table:table-cell>
          <table:table-cell office:value-type="string" calcext:value-type="string">
            <text:p>DSS16UT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655-1929-1-ND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2 D3 D4 D5 D6</text:p>
          </table:table-cell>
          <table:table-cell office:value-type="string" calcext:value-type="string">
            <text:p>G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150120VS7500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732-4993-1-ND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ton - Electronics Division</text:p>
          </table:table-cell>
          <table:table-cell office:value-type="string" calcext:value-type="string">
            <text:p>PTS120615V05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283-3140-1-ND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1</text:p>
          </table:table-cell>
          <table:table-cell office:value-type="float" office:value="1050171001" calcext:value-type="float">
            <text:p>105017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</text:p>
          </table:table-cell>
          <table:table-cell office:value-type="float" office:value="1050171001" calcext:value-type="float">
            <text:p>1050171001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WM11262CT-ND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54-00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nsility International Corp</text:p>
          </table:table-cell>
          <table:table-cell office:value-type="string" calcext:value-type="string">
            <text:p>54-00164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839-54-00164CT-ND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Micro-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</text:p>
          </table:table-cell>
          <table:table-cell office:value-type="float" office:value="1051620001" calcext:value-type="float">
            <text:p>1051620001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WM14405CT-ND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NPTC061KFXC-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NPTC061KFXC-RC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S5598-ND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4 J6</text:p>
          </table:table-cell>
          <table:table-cell office:value-type="string" calcext:value-type="string">
            <text:p>NPTC081KFXC-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NPTC081KFXC-RC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S5600-ND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NPTC101KFXC-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NPTC101KFXC-RC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S5602-ND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SS308PEH6327XTS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ineon Technologies</text:p>
          </table:table-cell>
          <table:table-cell office:value-type="string" calcext:value-type="string">
            <text:p>BSS308PEH6327XTSA1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BSS308PEH6327XTSA1CT-ND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2 R3 R4 R8</text:p>
          </table:table-cell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261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RMCF0603FT261RTR-ND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604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RMCF0603FT604RCT-ND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7 R18</text:p>
          </table:table-cell>
          <table:table-cell office:value-type="string" calcext:value-type="string">
            <text:p>2.2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2K2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RMCF0603FT2K20CT-ND‎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28 R29 R30 R31</text:p>
          </table:table-cell>
          <table:table-cell office:value-type="string" calcext:value-type="string">
            <text:p>4.7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RMCF0603FT4K70DKR-ND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7 R14 R19 R20 R21 R22 R23 R24</text:p>
          </table:table-cell>
          <table:table-cell office:value-type="string" calcext:value-type="string">
            <text:p>10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10K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RMCF0603FT10K0TR-ND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7.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G17K8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RMCF0603FG17K8CT-ND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5 R6 R10 R11 R13 R16 R25 R26 R27</text:p>
          </table:table-cell>
          <table:table-cell office:value-type="string" calcext:value-type="string">
            <text:p>47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47K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RMCF0603FT47K0TR-ND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05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105K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RMCF0603FT105KCT-ND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4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603FT147K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RMCF0603FT147KCT-ND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TS645SL70SMTR92L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PTS645SL70SMTR92LFS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CKN10820CT-ND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3 U4 U5</text:p>
          </table:table-cell>
          <table:table-cell office:value-type="string" calcext:value-type="string">
            <text:p>AP7366-W5-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AP7366-W5-7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AP7366-W5-7DICT-ND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7 U8</text:p>
          </table:table-cell>
          <table:table-cell office:value-type="string" calcext:value-type="string">
            <text:p>DMN32D2LD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N32D2LDF-7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DMN32D2LDF-7DICT-ND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1C200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winner</text:p>
          </table:table-cell>
          <table:table-cell office:value-type="string" calcext:value-type="string">
            <text:p>F1C200s</text:p>
          </table:table-cell>
          <table:table-cell office:value-type="string" calcext:value-type="string">
            <text:p>SuperBuy</text:p>
          </table:table-cell>
          <table:table-cell office:value-type="string" calcext:value-type="string">
            <text:p>F1C200s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1117-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1117MPX-5.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LM1117MPX-5.0CT-ND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W25Q128JVS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bond Electronics</text:p>
          </table:table-cell>
          <table:table-cell office:value-type="string" calcext:value-type="string">
            <text:p>W25Q128JVSIQ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W25Q128JVSIQ-ND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24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 Inc.</text:p>
          </table:table-cell>
          <table:table-cell office:value-type="string" calcext:value-type="string">
            <text:p>ECS-240-20-33-TR3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50-ECS-240-20-33-TR3CT-ND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7T11:54:43.002557512</dc:date>
    <meta:editing-duration>PT8M19S</meta:editing-duration>
    <meta:editing-cycles>2</meta:editing-cycles>
    <meta:generator>LibreOffice/7.2.4.1$Linux_X86_64 LibreOffice_project/20$Build-1</meta:generator>
    <meta:document-statistic meta:table-count="1" meta:cell-count="256" meta:object-count="0"/>
  </office:meta>
</office:document-meta>
</file>